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7mm"/>
    </style:style>
    <style:style style:name="co2" style:family="table-column">
      <style:table-column-properties fo:break-before="auto" style:column-width="40.69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saisie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5" style:family="table-cell" style:parent-style-name="saisie">
      <style:table-cell-properties fo:border-bottom="0.06pt solid #000000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font-name="Arial" fo:font-weight="normal" style:font-weight-asian="normal" style:font-weight-complex="normal"/>
    </style:style>
    <style:style style:name="ce7" style:family="table-cell" style:parent-style-name="Defaul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saisie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 style:font-name="Arial" fo:font-weight="bold" style:font-weight-asian="bold" style:font-weight-complex="bold"/>
    </style:style>
    <style:style style:name="ce9" style:family="table-cell" style:parent-style-name="Default" style:data-style-name="N113">
      <style:table-cell-properties fo:background-color="#e6e6e6"/>
      <style:text-properties fo:color="#e6e6e6" style:font-name="Arial" fo:font-size="7pt" style:font-size-asian="7pt" style:font-size-complex="7pt"/>
    </style:style>
    <style:style style:name="ce10" style:family="table-cell" style:parent-style-name="saisie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Arial" fo:font-style="normal" fo:font-weight="normal" style:font-style-asian="normal" style:font-weight-asian="normal" style:font-style-complex="normal" style:font-weight-complex="normal"/>
      <style:map style:condition="is-true-formula(INDEX([.$AE$3:.$AE$16];MATCH([.B19];[.$B$3:.$B$16];0))=3)" style:apply-style-name="gris" style:base-cell-address="Sauts_hauteur.C19"/>
    </style:style>
    <style:style style:name="ce12" style:family="table-cell" style:parent-style-name="saisie" style:data-style-name="N2">
      <style:table-cell-properties style:text-align-source="fix" style:repeat-content="false" fo:border="0.06pt solid #000000"/>
      <style:paragraph-properties fo:text-align="center" fo:margin-left="0mm"/>
      <style:text-properties fo:color="#0000ff" style:font-name="Arial" fo:font-weight="bold" style:font-weight-asian="bold" style:font-weight-complex="bold"/>
    </style:style>
    <style:style style:name="ce13" style:family="table-cell" style:parent-style-name="saisie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  <style:map style:condition="is-true-formula([.C3]&lt;&gt;&quot;x&quot;)" style:apply-style-name="grisclair" style:base-cell-address="Sauts_hauteur.D3"/>
    </style:style>
    <style:style style:name="ce14" style:family="table-cell" style:parent-style-name="Default">
      <style:text-properties style:font-name="Arial"/>
      <style:map style:condition="is-true-formula(INDEX([.$AE$3:.$AE$16];MATCH([.B19];[.$B$3:.$B$16];0))=3)" style:apply-style-name="gris" style:base-cell-address="Sauts_hauteur.C19"/>
    </style:style>
    <style:style style:name="ce15" style:family="table-cell" style:parent-style-name="saisie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  <style:map style:condition="is-true-formula([.D3]&lt;&gt;&quot;x&quot;)" style:apply-style-name="grisclair" style:base-cell-address="Sauts_hauteur.E3"/>
    </style:style>
    <style:style style:name="ce16" style:family="table-cell" style:parent-style-name="saisie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  <style:map style:condition="is-true-formula(AND(COLUMN([.F3])&gt;[.$AD3];[.$AE3]=3))" style:apply-style-name="gris" style:base-cell-address="Sauts_hauteur.F3"/>
    </style:style>
    <style:style style:name="ce17" style:family="table-cell" style:parent-style-name="Default">
      <style:text-properties style:font-name="Arial"/>
      <style:map style:condition="is-true-formula(AND(COLUMN([.F3])&gt;[.$AD3];[.$AE3]=3))" style:apply-style-name="gris" style:base-cell-address="Sauts_hauteur.F3"/>
    </style:style>
    <style:style style:name="ce18" style:family="table-cell" style:parent-style-name="saisie" style:data-style-name="N2">
      <style:text-properties style:font-name="Arial"/>
    </style:style>
    <style:style style:name="ce19" style:family="table-cell" style:parent-style-name="saisie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  <style:map style:condition="is-true-formula(AND(COLUMN([.F3])&gt;[.$AD3];[.$AE3]=3))" style:apply-style-name="gris" style:base-cell-address="Sauts_hauteur.F3"/>
    </style:style>
    <style:style style:name="ce20" style:family="table-cell" style:parent-style-name="Default" style:data-style-name="N36">
      <style:text-properties style:font-name="Arial"/>
    </style:style>
    <style:style style:name="ce21" style:family="table-cell" style:parent-style-name="saisie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  <style:map style:condition="is-true-formula(AND(COLUMN([.F3])&gt;[.$AD3];[.$AE3]=3))" style:apply-style-name="gris" style:base-cell-address="Sauts_hauteur.F3"/>
    </style:style>
    <style:style style:name="ce22" style:family="table-cell" style:parent-style-name="saisie" style:data-style-name="N100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is-true-formula(AND(COLUMN([.F3])&gt;[.$AD3];[.$AE3]=3))" style:apply-style-name="gris" style:base-cell-address="Sauts_hauteur.F3"/>
    </style:style>
    <style:style style:name="ce23" style:family="table-cell" style:parent-style-name="gris">
      <style:table-cell-properties fo:background-color="transparent"/>
      <style:text-properties style:font-name="Arial"/>
    </style:style>
    <style:style style:name="ce24" style:family="table-cell" style:parent-style-name="Default">
      <style:table-cell-properties fo:background-color="#e6e6e6"/>
      <style:text-properties fo:color="#e6e6e6" style:font-name="Arial"/>
    </style:style>
    <style:style style:name="ce25" style:family="table-cell" style:parent-style-name="Default" style:data-style-name="N2">
      <style:table-cell-properties fo:background-color="#e6e6e6"/>
      <style:text-properties fo:color="#e6e6e6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auts_hauteur" table:style-name="ta1" table:protected="true">
        <loext:table-protection loext:select-unprotected-cells="true"/>
        <table:table-column table:style-name="co1" table:default-cell-style-name="ce1"/>
        <table:table-column table:style-name="co2" table:default-cell-style-name="ce1"/>
        <table:table-column table:style-name="co3" table:number-columns-repeated="25" table:default-cell-style-name="ce1"/>
        <table:table-column table:style-name="co4" table:number-columns-repeated="987" table:default-cell-style-name="ce1"/>
        <table:table-column table:style-name="co5" table:number-columns-repeated="10" table:default-cell-style-name="ce1"/>
        <table:table-row table:style-name="ro1">
          <table:table-cell office:value-type="string" calcext:value-type="string">
            <text:p>Classement</text:p>
          </table:table-cell>
          <table:table-cell table:style-name="ce4" office:value-type="string" calcext:value-type="string">
            <text:p>Hauteur <text:s/></text:p>
          </table:table-cell>
          <table:table-cell table:style-name="ce8" office:value-type="float" office:value="5.5" calcext:value-type="float" table:number-columns-spanned="3" table:number-rows-spanned="1">
            <text:p>5,50</text:p>
          </table:table-cell>
          <table:covered-table-cell table:style-name="ce12" table:formula="of:=[.C1]" office:value-type="float" office:value="5.5" calcext:value-type="float">
            <text:p>5,50</text:p>
          </table:covered-table-cell>
          <table:covered-table-cell table:style-name="ce12" table:formula="of:=[.D1]" office:value-type="float" office:value="5.5" calcext:value-type="float">
            <text:p>5,50</text:p>
          </table:covered-table-cell>
          <table:table-cell table:style-name="ce8" office:value-type="float" office:value="5.65" calcext:value-type="float" table:number-columns-spanned="3" table:number-rows-spanned="1">
            <text:p>5,65</text:p>
          </table:table-cell>
          <table:covered-table-cell table:style-name="ce18" table:formula="of:=[.F1]" office:value-type="float" office:value="5.65" calcext:value-type="float">
            <text:p>5,65</text:p>
          </table:covered-table-cell>
          <table:covered-table-cell table:style-name="ce18" table:formula="of:=[.G1]" office:value-type="float" office:value="5.65" calcext:value-type="float">
            <text:p>5,65</text:p>
          </table:covered-table-cell>
          <table:table-cell table:style-name="ce8" office:value-type="float" office:value="5.75" calcext:value-type="float" table:number-columns-spanned="3" table:number-rows-spanned="1">
            <text:p>5,75</text:p>
          </table:table-cell>
          <table:covered-table-cell table:style-name="ce18" table:formula="of:=[.I1]" office:value-type="float" office:value="5.75" calcext:value-type="float">
            <text:p>5,75</text:p>
          </table:covered-table-cell>
          <table:covered-table-cell table:style-name="ce18" table:formula="of:=[.J1]" office:value-type="float" office:value="5.75" calcext:value-type="float">
            <text:p>5,75</text:p>
          </table:covered-table-cell>
          <table:table-cell table:style-name="ce8" office:value-type="float" office:value="5.82" calcext:value-type="float" table:number-columns-spanned="3" table:number-rows-spanned="1">
            <text:p>5,82</text:p>
          </table:table-cell>
          <table:covered-table-cell table:style-name="ce18" table:formula="of:=[.L1]" office:value-type="float" office:value="5.82" calcext:value-type="float">
            <text:p>5,82</text:p>
          </table:covered-table-cell>
          <table:covered-table-cell table:style-name="ce18" table:formula="of:=[.M1]" office:value-type="float" office:value="5.82" calcext:value-type="float">
            <text:p>5,82</text:p>
          </table:covered-table-cell>
          <table:table-cell table:style-name="ce8" office:value-type="float" office:value="5.89" calcext:value-type="float" table:number-columns-spanned="3" table:number-rows-spanned="1">
            <text:p>5,89</text:p>
          </table:table-cell>
          <table:covered-table-cell table:style-name="ce18" table:formula="of:=[.O1]" office:value-type="float" office:value="5.89" calcext:value-type="float">
            <text:p>5,89</text:p>
          </table:covered-table-cell>
          <table:covered-table-cell table:style-name="ce18" table:formula="of:=[.P1]" office:value-type="float" office:value="5.89" calcext:value-type="float">
            <text:p>5,89</text:p>
          </table:covered-table-cell>
          <table:table-cell table:style-name="ce8" office:value-type="float" office:value="5.96" calcext:value-type="float" table:number-columns-spanned="3" table:number-rows-spanned="1">
            <text:p>5,96</text:p>
          </table:table-cell>
          <table:covered-table-cell table:style-name="ce18" table:formula="of:=[.R1]" office:value-type="float" office:value="5.96" calcext:value-type="float">
            <text:p>5,96</text:p>
          </table:covered-table-cell>
          <table:covered-table-cell table:style-name="ce18" table:formula="of:=[.S1]" office:value-type="float" office:value="5.96" calcext:value-type="float">
            <text:p>5,96</text:p>
          </table:covered-table-cell>
          <table:table-cell table:style-name="ce8" office:value-type="float" office:value="6.01" calcext:value-type="float" table:number-columns-spanned="3" table:number-rows-spanned="1">
            <text:p>6,01</text:p>
          </table:table-cell>
          <table:covered-table-cell table:style-name="ce18" table:formula="of:=[.U1]" office:value-type="float" office:value="6.01" calcext:value-type="float">
            <text:p>6,01</text:p>
          </table:covered-table-cell>
          <table:covered-table-cell table:style-name="ce18" table:formula="of:=[.V1]" office:value-type="float" office:value="6.01" calcext:value-type="float">
            <text:p>6,01</text:p>
          </table:covered-table-cell>
          <table:table-cell table:style-name="ce8" office:value-type="float" office:value="6.06" calcext:value-type="float" table:number-columns-spanned="3" table:number-rows-spanned="1">
            <text:p>6,06</text:p>
          </table:table-cell>
          <table:covered-table-cell table:style-name="ce12" table:formula="of:=[.X1]" office:value-type="float" office:value="6.06" calcext:value-type="float">
            <text:p>6,06</text:p>
          </table:covered-table-cell>
          <table:covered-table-cell table:style-name="ce12" table:formula="of:=[.Y1]" office:value-type="float" office:value="6.06" calcext:value-type="float">
            <text:p>6,06</text:p>
          </table:covered-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<text:s text:c="2"/>Athlète</text:p>
          </table:table-cell>
          <table:table-cell table:style-name="ce9" table:formula="of:=OFFSET([.$B$1];0;CEILING(COLUMNS([.$C2:.C2]);3))-MOD(COLUMN();3)/1000" office:value-type="float" office:value="5.5" calcext:value-type="float">
            <text:p>5,500</text:p>
          </table:table-cell>
          <table:table-cell table:style-name="ce9" table:formula="of:=OFFSET([.$B$1];0;CEILING(COLUMNS([.$C2:.D2]);3))-MOD(COLUMN();3)/1000" office:value-type="float" office:value="5.499" calcext:value-type="float">
            <text:p>5,499</text:p>
          </table:table-cell>
          <table:table-cell table:style-name="ce9" table:formula="of:=OFFSET([.$B$1];0;CEILING(COLUMNS([.$C2:.E2]);3))-MOD(COLUMN();3)/1000" office:value-type="float" office:value="5.498" calcext:value-type="float">
            <text:p>5,498</text:p>
          </table:table-cell>
          <table:table-cell table:style-name="ce9" table:formula="of:=OFFSET([.$B$1];0;CEILING(COLUMNS([.$C2:.F2]);3))-MOD(COLUMN();3)/1000" office:value-type="float" office:value="5.65" calcext:value-type="float">
            <text:p>5,650</text:p>
          </table:table-cell>
          <table:table-cell table:style-name="ce9" table:formula="of:=OFFSET([.$B$1];0;CEILING(COLUMNS([.$C2:.G2]);3))-MOD(COLUMN();3)/1000" office:value-type="float" office:value="5.649" calcext:value-type="float">
            <text:p>5,649</text:p>
          </table:table-cell>
          <table:table-cell table:style-name="ce9" table:formula="of:=OFFSET([.$B$1];0;CEILING(COLUMNS([.$C2:.H2]);3))-MOD(COLUMN();3)/1000" office:value-type="float" office:value="5.648" calcext:value-type="float">
            <text:p>5,648</text:p>
          </table:table-cell>
          <table:table-cell table:style-name="ce9" table:formula="of:=OFFSET([.$B$1];0;CEILING(COLUMNS([.$C2:.I2]);3))-MOD(COLUMN();3)/1000" office:value-type="float" office:value="5.75" calcext:value-type="float">
            <text:p>5,750</text:p>
          </table:table-cell>
          <table:table-cell table:style-name="ce9" table:formula="of:=OFFSET([.$B$1];0;CEILING(COLUMNS([.$C2:.J2]);3))-MOD(COLUMN();3)/1000" office:value-type="float" office:value="5.749" calcext:value-type="float">
            <text:p>5,749</text:p>
          </table:table-cell>
          <table:table-cell table:style-name="ce9" table:formula="of:=OFFSET([.$B$1];0;CEILING(COLUMNS([.$C2:.K2]);3))-MOD(COLUMN();3)/1000" office:value-type="float" office:value="5.748" calcext:value-type="float">
            <text:p>5,748</text:p>
          </table:table-cell>
          <table:table-cell table:style-name="ce9" table:formula="of:=OFFSET([.$B$1];0;CEILING(COLUMNS([.$C2:.L2]);3))-MOD(COLUMN();3)/1000" office:value-type="float" office:value="5.82" calcext:value-type="float">
            <text:p>5,820</text:p>
          </table:table-cell>
          <table:table-cell table:style-name="ce9" table:formula="of:=OFFSET([.$B$1];0;CEILING(COLUMNS([.$C2:.M2]);3))-MOD(COLUMN();3)/1000" office:value-type="float" office:value="5.819" calcext:value-type="float">
            <text:p>5,819</text:p>
          </table:table-cell>
          <table:table-cell table:style-name="ce9" table:formula="of:=OFFSET([.$B$1];0;CEILING(COLUMNS([.$C2:.N2]);3))-MOD(COLUMN();3)/1000" office:value-type="float" office:value="5.818" calcext:value-type="float">
            <text:p>5,818</text:p>
          </table:table-cell>
          <table:table-cell table:style-name="ce9" table:formula="of:=OFFSET([.$B$1];0;CEILING(COLUMNS([.$C2:.O2]);3))-MOD(COLUMN();3)/1000" office:value-type="float" office:value="5.89" calcext:value-type="float">
            <text:p>5,890</text:p>
          </table:table-cell>
          <table:table-cell table:style-name="ce9" table:formula="of:=OFFSET([.$B$1];0;CEILING(COLUMNS([.$C2:.P2]);3))-MOD(COLUMN();3)/1000" office:value-type="float" office:value="5.889" calcext:value-type="float">
            <text:p>5,889</text:p>
          </table:table-cell>
          <table:table-cell table:style-name="ce9" table:formula="of:=OFFSET([.$B$1];0;CEILING(COLUMNS([.$C2:.Q2]);3))-MOD(COLUMN();3)/1000" office:value-type="float" office:value="5.888" calcext:value-type="float">
            <text:p>5,888</text:p>
          </table:table-cell>
          <table:table-cell table:style-name="ce9" table:formula="of:=OFFSET([.$B$1];0;CEILING(COLUMNS([.$C2:.R2]);3))-MOD(COLUMN();3)/1000" office:value-type="float" office:value="5.96" calcext:value-type="float">
            <text:p>5,960</text:p>
          </table:table-cell>
          <table:table-cell table:style-name="ce9" table:formula="of:=OFFSET([.$B$1];0;CEILING(COLUMNS([.$C2:.S2]);3))-MOD(COLUMN();3)/1000" office:value-type="float" office:value="5.959" calcext:value-type="float">
            <text:p>5,959</text:p>
          </table:table-cell>
          <table:table-cell table:style-name="ce9" table:formula="of:=OFFSET([.$B$1];0;CEILING(COLUMNS([.$C2:.T2]);3))-MOD(COLUMN();3)/1000" office:value-type="float" office:value="5.958" calcext:value-type="float">
            <text:p>5,958</text:p>
          </table:table-cell>
          <table:table-cell table:style-name="ce9" table:formula="of:=OFFSET([.$B$1];0;CEILING(COLUMNS([.$C2:.U2]);3))-MOD(COLUMN();3)/1000" office:value-type="float" office:value="6.01" calcext:value-type="float">
            <text:p>6,010</text:p>
          </table:table-cell>
          <table:table-cell table:style-name="ce9" table:formula="of:=OFFSET([.$B$1];0;CEILING(COLUMNS([.$C2:.V2]);3))-MOD(COLUMN();3)/1000" office:value-type="float" office:value="6.009" calcext:value-type="float">
            <text:p>6,009</text:p>
          </table:table-cell>
          <table:table-cell table:style-name="ce9" table:formula="of:=OFFSET([.$B$1];0;CEILING(COLUMNS([.$C2:.W2]);3))-MOD(COLUMN();3)/1000" office:value-type="float" office:value="6.008" calcext:value-type="float">
            <text:p>6,008</text:p>
          </table:table-cell>
          <table:table-cell table:style-name="ce9" table:formula="of:=OFFSET([.$B$1];0;CEILING(COLUMNS([.$C2:.X2]);3))-MOD(COLUMN();3)/1000" office:value-type="float" office:value="6.06" calcext:value-type="float">
            <text:p>6,060</text:p>
          </table:table-cell>
          <table:table-cell table:style-name="ce9" table:formula="of:=OFFSET([.$B$1];0;CEILING(COLUMNS([.$C2:.Y2]);3))-MOD(COLUMN();3)/1000" office:value-type="float" office:value="6.059" calcext:value-type="float">
            <text:p>6,059</text:p>
          </table:table-cell>
          <table:table-cell table:style-name="ce9" table:formula="of:=OFFSET([.$B$1];0;CEILING(COLUMNS([.$C2:.Z2]);3))-MOD(COLUMN();3)/1000" office:value-type="float" office:value="6.058" calcext:value-type="float">
            <text:p>6,058</text:p>
          </table:table-cell>
          <table:table-cell table:number-columns-repeated="998"/>
        </table:table-row>
        <table:table-row table:style-name="ro1">
          <table:table-cell table:style-name="ce2" table:formula="of:=IF([.AB3]=&quot;-&quot;;&quot;&quot;;RANK([.AB3];perf))" office:value-type="float" office:value="5" calcext:value-type="float">
            <text:p>5</text:p>
          </table:table-cell>
          <table:table-cell table:style-name="ce5" office:value-type="string" calcext:value-type="string">
            <text:p>Malte Mohr </text:p>
          </table:table-cell>
          <table:table-cell table:style-name="ce10" office:value-type="string" calcext:value-type="string">
            <text:p>o</text:p>
          </table:table-cell>
          <table:table-cell table:style-name="ce13"/>
          <table:table-cell table:style-name="ce15"/>
          <table:table-cell table:style-name="ce16" office:value-type="string" calcext:value-type="string">
            <text:p>o</text:p>
          </table:table-cell>
          <table:table-cell table:style-name="ce19"/>
          <table:table-cell table:style-name="ce21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o</text:p>
          </table:table-cell>
          <table:table-cell table:style-name="ce21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22"/>
          <table:table-cell table:style-name="ce23" table:formula="of:=IF([.AC3]=0;&quot;-&quot;;INDEX([.$A$2:.$AA$2];[.AC3])-COUNTIF(OFFSET([.C3];0;0;1;[.AC3]-2);&quot;x&quot;)/100000)" office:value-type="float" office:value="5.81797" calcext:value-type="float">
            <text:p>5,82</text:p>
          </table:table-cell>
          <table:table-cell table:style-name="ce24" table:number-matrix-columns-spanned="1" table:number-matrix-rows-spanned="1" table:formula="of:=MAX(([.C3:.AA3]=&quot;o&quot;)*COLUMN([.C3:.AA3]))" office:value-type="float" office:value="14" calcext:value-type="float">
            <text:p>14</text:p>
          </table:table-cell>
          <table:table-cell table:style-name="ce24" table:number-matrix-columns-spanned="1" table:number-matrix-rows-spanned="1" table:formula="of:=MAX(([.$C3:.AA3]=&quot;x&quot;)*COLUMN([.$C3:.AA3]))" office:value-type="float" office:value="17" calcext:value-type="float">
            <text:p>17</text:p>
          </table:table-cell>
          <table:table-cell table:style-name="ce24" table:formula="of:=COUNTIF(OFFSET([.$A3];0;[.AC3];1;COLUMNS([.$A3:.AA3])-[.AC3]);&quot;x&quot;)" office:value-type="float" office:value="3" calcext:value-type="float">
            <text:p>3</text:p>
          </table:table-cell>
          <table:table-cell table:style-name="ce25" table:formula="of:=IF([.AB3]=&quot;-&quot;;100+ROW();[.A3]+ROW([.A3])/100)" office:value-type="float" office:value="5.03" calcext:value-type="float">
            <text:p>5,03</text:p>
          </table:table-cell>
          <table:table-cell table:number-columns-repeated="992"/>
        </table:table-row>
        <table:table-row table:style-name="ro1">
          <table:table-cell table:style-name="ce2" table:formula="of:=IF([.AB4]=&quot;-&quot;;&quot;&quot;;RANK([.AB4];perf))" office:value-type="float" office:value="9" calcext:value-type="float">
            <text:p>9</text:p>
          </table:table-cell>
          <table:table-cell table:style-name="ce5" office:value-type="string" calcext:value-type="string">
            <text:p>Alhaji Jeng 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5"/>
          <table:table-cell table:style-name="ce16" office:value-type="string" calcext:value-type="string">
            <text:p>o</text:p>
          </table:table-cell>
          <table:table-cell table:style-name="ce19"/>
          <table:table-cell table:style-name="ce21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22"/>
          <table:table-cell table:style-name="ce23" table:formula="of:=IF([.AC4]=0;&quot;-&quot;;INDEX([.$A$2:.$AA$2];[.AC4])-COUNTIF(OFFSET([.C4];0;0;1;[.AC4]-2);&quot;x&quot;)/100000)" office:value-type="float" office:value="5.64999" calcext:value-type="float">
            <text:p>5,65</text:p>
          </table:table-cell>
          <table:table-cell table:style-name="ce24" table:number-matrix-columns-spanned="1" table:number-matrix-rows-spanned="1" table:formula="of:=MAX(([.C4:.AA4]=&quot;o&quot;)*COLUMN([.C4:.AA4]))" office:value-type="float" office:value="6" calcext:value-type="float">
            <text:p>6</text:p>
          </table:table-cell>
          <table:table-cell table:style-name="ce24" table:number-matrix-columns-spanned="1" table:number-matrix-rows-spanned="1" table:formula="of:=MAX(([.$C4:.AA4]=&quot;x&quot;)*COLUMN([.$C4:.AA4]))" office:value-type="float" office:value="11" calcext:value-type="float">
            <text:p>11</text:p>
          </table:table-cell>
          <table:table-cell table:style-name="ce24" table:formula="of:=COUNTIF(OFFSET([.$A4];0;[.AC4];1;COLUMNS([.$A4:.AA4])-[.AC4]);&quot;x&quot;)" office:value-type="float" office:value="3" calcext:value-type="float">
            <text:p>3</text:p>
          </table:table-cell>
          <table:table-cell table:style-name="ce25" table:formula="of:=IF([.AB4]=&quot;-&quot;;100+ROW();[.A4]+ROW([.A4])/100)" office:value-type="float" office:value="9.04" calcext:value-type="float">
            <text:p>9,04</text:p>
          </table:table-cell>
          <table:table-cell table:number-columns-repeated="992"/>
        </table:table-row>
        <table:table-row table:style-name="ro1">
          <table:table-cell table:style-name="ce2" table:formula="of:=IF([.AB5]=&quot;-&quot;;&quot;&quot;;RANK([.AB5];perf))" office:value-type="float" office:value="10" calcext:value-type="float">
            <text:p>10</text:p>
          </table:table-cell>
          <table:table-cell table:style-name="ce5" office:value-type="string" calcext:value-type="string">
            <text:p>Konstadínos Filippídis </text:p>
          </table:table-cell>
          <table:table-cell table:style-name="ce10" office:value-type="string" calcext:value-type="string">
            <text:p>o</text:p>
          </table:table-cell>
          <table:table-cell table:style-name="ce13"/>
          <table:table-cell table:style-name="ce15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o</text:p>
          </table:table-cell>
          <table:table-cell table:style-name="ce21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22"/>
          <table:table-cell table:style-name="ce23" table:formula="of:=IF([.AC5]=0;&quot;-&quot;;INDEX([.$A$2:.$AA$2];[.AC5])-COUNTIF(OFFSET([.C5];0;0;1;[.AC5]-2);&quot;x&quot;)/100000)" office:value-type="float" office:value="5.64899" calcext:value-type="float">
            <text:p>5,65</text:p>
          </table:table-cell>
          <table:table-cell table:style-name="ce24" table:number-matrix-columns-spanned="1" table:number-matrix-rows-spanned="1" table:formula="of:=MAX(([.C5:.AA5]=&quot;o&quot;)*COLUMN([.C5:.AA5]))" office:value-type="float" office:value="7" calcext:value-type="float">
            <text:p>7</text:p>
          </table:table-cell>
          <table:table-cell table:style-name="ce24" table:number-matrix-columns-spanned="1" table:number-matrix-rows-spanned="1" table:formula="of:=MAX(([.$C5:.AA5]=&quot;x&quot;)*COLUMN([.$C5:.AA5]))" office:value-type="float" office:value="11" calcext:value-type="float">
            <text:p>11</text:p>
          </table:table-cell>
          <table:table-cell table:style-name="ce24" table:formula="of:=COUNTIF(OFFSET([.$A5];0;[.AC5];1;COLUMNS([.$A5:.AA5])-[.AC5]);&quot;x&quot;)" office:value-type="float" office:value="3" calcext:value-type="float">
            <text:p>3</text:p>
          </table:table-cell>
          <table:table-cell table:style-name="ce25" table:formula="of:=IF([.AB5]=&quot;-&quot;;100+ROW();[.A5]+ROW([.A5])/100)" office:value-type="float" office:value="10.05" calcext:value-type="float">
            <text:p>10,05</text:p>
          </table:table-cell>
          <table:table-cell table:number-columns-repeated="992"/>
        </table:table-row>
        <table:table-row table:style-name="ro1">
          <table:table-cell table:style-name="ce2" table:formula="of:=IF([.AB6]=&quot;-&quot;;&quot;&quot;;RANK([.AB6];perf))" office:value-type="float" office:value="1" calcext:value-type="float">
            <text:p>1</text:p>
          </table:table-cell>
          <table:table-cell table:style-name="ce5" office:value-type="string" calcext:value-type="string">
            <text:p>Raphael Holzdeppe </text:p>
          </table:table-cell>
          <table:table-cell table:style-name="ce10" office:value-type="string" calcext:value-type="string">
            <text:p>-</text:p>
          </table:table-cell>
          <table:table-cell table:style-name="ce13"/>
          <table:table-cell table:style-name="ce15"/>
          <table:table-cell table:style-name="ce16" office:value-type="string" calcext:value-type="string">
            <text:p>o</text:p>
          </table:table-cell>
          <table:table-cell table:style-name="ce19"/>
          <table:table-cell table:style-name="ce21"/>
          <table:table-cell table:style-name="ce16" office:value-type="string" calcext:value-type="string">
            <text:p>-</text:p>
          </table:table-cell>
          <table:table-cell table:style-name="ce19"/>
          <table:table-cell table:style-name="ce21"/>
          <table:table-cell table:style-name="ce16" office:value-type="string" calcext:value-type="string">
            <text:p>o</text:p>
          </table:table-cell>
          <table:table-cell table:style-name="ce19"/>
          <table:table-cell table:style-name="ce21"/>
          <table:table-cell table:style-name="ce16" office:value-type="string" calcext:value-type="string">
            <text:p>o</text:p>
          </table:table-cell>
          <table:table-cell table:style-name="ce19"/>
          <table:table-cell table:style-name="ce21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22"/>
          <table:table-cell table:style-name="ce23" table:formula="of:=IF([.AC6]=0;&quot;-&quot;;INDEX([.$A$2:.$AA$2];[.AC6])-COUNTIF(OFFSET([.C6];0;0;1;[.AC6]-2);&quot;x&quot;)/100000)" office:value-type="float" office:value="5.89" calcext:value-type="float">
            <text:p>5,89</text:p>
          </table:table-cell>
          <table:table-cell table:style-name="ce24" table:number-matrix-columns-spanned="1" table:number-matrix-rows-spanned="1" table:formula="of:=MAX(([.C6:.AA6]=&quot;o&quot;)*COLUMN([.C6:.AA6]))" office:value-type="float" office:value="15" calcext:value-type="float">
            <text:p>15</text:p>
          </table:table-cell>
          <table:table-cell table:style-name="ce24" table:number-matrix-columns-spanned="1" table:number-matrix-rows-spanned="1" table:formula="of:=MAX(([.$C6:.AA6]=&quot;x&quot;)*COLUMN([.$C6:.AA6]))" office:value-type="float" office:value="20" calcext:value-type="float">
            <text:p>20</text:p>
          </table:table-cell>
          <table:table-cell table:style-name="ce24" table:formula="of:=COUNTIF(OFFSET([.$A6];0;[.AC6];1;COLUMNS([.$A6:.AA6])-[.AC6]);&quot;x&quot;)" office:value-type="float" office:value="3" calcext:value-type="float">
            <text:p>3</text:p>
          </table:table-cell>
          <table:table-cell table:style-name="ce25" table:formula="of:=IF([.AB6]=&quot;-&quot;;100+ROW();[.A6]+ROW([.A6])/100)" office:value-type="float" office:value="1.06" calcext:value-type="float">
            <text:p>1,06</text:p>
          </table:table-cell>
          <table:table-cell table:number-columns-repeated="992"/>
        </table:table-row>
        <table:table-row table:style-name="ro1">
          <table:table-cell table:style-name="ce2" table:formula="of:=IF([.AB7]=&quot;-&quot;;&quot;&quot;;RANK([.AB7];perf))">
            <text:p/>
          </table:table-cell>
          <table:table-cell table:style-name="ce5" office:value-type="string" calcext:value-type="string">
            <text:p>Valentin Lavillenie 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22"/>
          <table:table-cell table:style-name="ce23" table:formula="of:=IF([.AC7]=0;&quot;-&quot;;INDEX([.$A$2:.$AA$2];[.AC7])-COUNTIF(OFFSET([.C7];0;0;1;[.AC7]-2);&quot;x&quot;)/100000)" office:value-type="string" office:string-value="-" calcext:value-type="string">
            <text:p>-</text:p>
          </table:table-cell>
          <table:table-cell table:style-name="ce24" table:number-matrix-columns-spanned="1" table:number-matrix-rows-spanned="1" table:formula="of:=MAX(([.C7:.AA7]=&quot;o&quot;)*COLUMN([.C7:.AA7]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AX(([.$C7:.AA7]=&quot;x&quot;)*COLUMN([.$C7:.AA7]))" office:value-type="float" office:value="5" calcext:value-type="float">
            <text:p>5</text:p>
          </table:table-cell>
          <table:table-cell table:style-name="ce24" table:formula="of:=COUNTIF(OFFSET([.$A7];0;[.AC7];1;COLUMNS([.$A7:.AA7])-[.AC7]);&quot;x&quot;)" office:value-type="float" office:value="3" calcext:value-type="float">
            <text:p>3</text:p>
          </table:table-cell>
          <table:table-cell table:style-name="ce25" table:formula="of:=IF([.AB7]=&quot;-&quot;;100+ROW();[.A7]+ROW([.A7])/100)" office:value-type="float" office:value="107" calcext:value-type="float">
            <text:p>107,00</text:p>
          </table:table-cell>
          <table:table-cell table:number-columns-repeated="992"/>
        </table:table-row>
        <table:table-row table:style-name="ro1">
          <table:table-cell table:style-name="ce2" table:formula="of:=IF([.AB8]=&quot;-&quot;;&quot;&quot;;RANK([.AB8];perf))" office:value-type="float" office:value="12" calcext:value-type="float">
            <text:p>12</text:p>
          </table:table-cell>
          <table:table-cell table:style-name="ce5" office:value-type="string" calcext:value-type="string">
            <text:p>Changrui Xue 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5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22"/>
          <table:table-cell table:style-name="ce23" table:formula="of:=IF([.AC8]=0;&quot;-&quot;;INDEX([.$A$2:.$AA$2];[.AC8])-COUNTIF(OFFSET([.C8];0;0;1;[.AC8]-2);&quot;x&quot;)/100000)" office:value-type="float" office:value="5.49899" calcext:value-type="float">
            <text:p>5,50</text:p>
          </table:table-cell>
          <table:table-cell table:style-name="ce24" table:number-matrix-columns-spanned="1" table:number-matrix-rows-spanned="1" table:formula="of:=MAX(([.C8:.AA8]=&quot;o&quot;)*COLUMN([.C8:.AA8]))" office:value-type="float" office:value="4" calcext:value-type="float">
            <text:p>4</text:p>
          </table:table-cell>
          <table:table-cell table:style-name="ce24" table:number-matrix-columns-spanned="1" table:number-matrix-rows-spanned="1" table:formula="of:=MAX(([.$C8:.AA8]=&quot;x&quot;)*COLUMN([.$C8:.AA8]))" office:value-type="float" office:value="8" calcext:value-type="float">
            <text:p>8</text:p>
          </table:table-cell>
          <table:table-cell table:style-name="ce24" table:formula="of:=COUNTIF(OFFSET([.$A8];0;[.AC8];1;COLUMNS([.$A8:.AA8])-[.AC8]);&quot;x&quot;)" office:value-type="float" office:value="3" calcext:value-type="float">
            <text:p>3</text:p>
          </table:table-cell>
          <table:table-cell table:style-name="ce25" table:formula="of:=IF([.AB8]=&quot;-&quot;;100+ROW();[.A8]+ROW([.A8])/100)" office:value-type="float" office:value="12.08" calcext:value-type="float">
            <text:p>12,08</text:p>
          </table:table-cell>
          <table:table-cell table:number-columns-repeated="992"/>
        </table:table-row>
        <table:table-row table:style-name="ro1">
          <table:table-cell table:style-name="ce2" table:formula="of:=IF([.AB9]=&quot;-&quot;;&quot;&quot;;RANK([.AB9];perf))" office:value-type="float" office:value="2" calcext:value-type="float">
            <text:p>2</text:p>
          </table:table-cell>
          <table:table-cell table:style-name="ce5" office:value-type="string" calcext:value-type="string">
            <text:p>Renaud Lavillenie </text:p>
          </table:table-cell>
          <table:table-cell table:style-name="ce10" office:value-type="string" calcext:value-type="string">
            <text:p>-</text:p>
          </table:table-cell>
          <table:table-cell table:style-name="ce13"/>
          <table:table-cell table:style-name="ce15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o</text:p>
          </table:table-cell>
          <table:table-cell table:style-name="ce21"/>
          <table:table-cell table:style-name="ce16" office:value-type="string" calcext:value-type="string">
            <text:p>-</text:p>
          </table:table-cell>
          <table:table-cell table:style-name="ce19"/>
          <table:table-cell table:style-name="ce21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o</text:p>
          </table:table-cell>
          <table:table-cell table:style-name="ce21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22"/>
          <table:table-cell table:style-name="ce23" table:formula="of:=IF([.AC9]=0;&quot;-&quot;;INDEX([.$A$2:.$AA$2];[.AC9])-COUNTIF(OFFSET([.C9];0;0;1;[.AC9]-2);&quot;x&quot;)/100000)" office:value-type="float" office:value="5.88796" calcext:value-type="float">
            <text:p>5,89</text:p>
          </table:table-cell>
          <table:table-cell table:style-name="ce24" table:number-matrix-columns-spanned="1" table:number-matrix-rows-spanned="1" table:formula="of:=MAX(([.C9:.AA9]=&quot;o&quot;)*COLUMN([.C9:.AA9]))" office:value-type="float" office:value="17" calcext:value-type="float">
            <text:p>17</text:p>
          </table:table-cell>
          <table:table-cell table:style-name="ce24" table:number-matrix-columns-spanned="1" table:number-matrix-rows-spanned="1" table:formula="of:=MAX(([.$C9:.AA9]=&quot;x&quot;)*COLUMN([.$C9:.AA9]))" office:value-type="float" office:value="20" calcext:value-type="float">
            <text:p>20</text:p>
          </table:table-cell>
          <table:table-cell table:style-name="ce24" table:formula="of:=COUNTIF(OFFSET([.$A9];0;[.AC9];1;COLUMNS([.$A9:.AA9])-[.AC9]);&quot;x&quot;)" office:value-type="float" office:value="3" calcext:value-type="float">
            <text:p>3</text:p>
          </table:table-cell>
          <table:table-cell table:style-name="ce25" table:formula="of:=IF([.AB9]=&quot;-&quot;;100+ROW();[.A9]+ROW([.A9])/100)" office:value-type="float" office:value="2.09" calcext:value-type="float">
            <text:p>2,09</text:p>
          </table:table-cell>
          <table:table-cell table:number-columns-repeated="992"/>
        </table:table-row>
        <table:table-row table:style-name="ro1">
          <table:table-cell table:style-name="ce2" table:formula="of:=IF([.AB10]=&quot;-&quot;;&quot;&quot;;RANK([.AB10];perf))" office:value-type="float" office:value="4" calcext:value-type="float">
            <text:p>4</text:p>
          </table:table-cell>
          <table:table-cell table:style-name="ce5" office:value-type="string" calcext:value-type="string">
            <text:p>Brad Walker </text:p>
          </table:table-cell>
          <table:table-cell table:style-name="ce10" office:value-type="string" calcext:value-type="string">
            <text:p>-</text:p>
          </table:table-cell>
          <table:table-cell table:style-name="ce13"/>
          <table:table-cell table:style-name="ce15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o</text:p>
          </table:table-cell>
          <table:table-cell table:style-name="ce21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o</text:p>
          </table:table-cell>
          <table:table-cell table:style-name="ce21"/>
          <table:table-cell table:style-name="ce16" office:value-type="string" calcext:value-type="string">
            <text:p>o</text:p>
          </table:table-cell>
          <table:table-cell table:style-name="ce19"/>
          <table:table-cell table:style-name="ce21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22"/>
          <table:table-cell table:style-name="ce23" table:formula="of:=IF([.AC10]=0;&quot;-&quot;;INDEX([.$A$2:.$AA$2];[.AC10])-COUNTIF(OFFSET([.C10];0;0;1;[.AC10]-2);&quot;x&quot;)/100000)" office:value-type="float" office:value="5.81998" calcext:value-type="float">
            <text:p>5,82</text:p>
          </table:table-cell>
          <table:table-cell table:style-name="ce24" table:number-matrix-columns-spanned="1" table:number-matrix-rows-spanned="1" table:formula="of:=MAX(([.C10:.AA10]=&quot;o&quot;)*COLUMN([.C10:.AA10]))" office:value-type="float" office:value="12" calcext:value-type="float">
            <text:p>12</text:p>
          </table:table-cell>
          <table:table-cell table:style-name="ce24" table:number-matrix-columns-spanned="1" table:number-matrix-rows-spanned="1" table:formula="of:=MAX(([.$C10:.AA10]=&quot;x&quot;)*COLUMN([.$C10:.AA10]))" office:value-type="float" office:value="17" calcext:value-type="float">
            <text:p>17</text:p>
          </table:table-cell>
          <table:table-cell table:style-name="ce24" table:formula="of:=COUNTIF(OFFSET([.$A10];0;[.AC10];1;COLUMNS([.$A10:.AA10])-[.AC10]);&quot;x&quot;)" office:value-type="float" office:value="3" calcext:value-type="float">
            <text:p>3</text:p>
          </table:table-cell>
          <table:table-cell table:style-name="ce25" table:formula="of:=IF([.AB10]=&quot;-&quot;;100+ROW();[.A10]+ROW([.A10])/100)" office:value-type="float" office:value="4.1" calcext:value-type="float">
            <text:p>4,10</text:p>
          </table:table-cell>
          <table:table-cell table:number-columns-repeated="992"/>
        </table:table-row>
        <table:table-row table:style-name="ro1">
          <table:table-cell table:style-name="ce2" table:formula="of:=IF([.AB11]=&quot;-&quot;;&quot;&quot;;RANK([.AB11];perf))" office:value-type="float" office:value="6" calcext:value-type="float">
            <text:p>6</text:p>
          </table:table-cell>
          <table:table-cell table:style-name="ce5" office:value-type="string" calcext:value-type="string">
            <text:p>Seito Yamamoto </text:p>
          </table:table-cell>
          <table:table-cell table:style-name="ce10" office:value-type="string" calcext:value-type="string">
            <text:p>o</text:p>
          </table:table-cell>
          <table:table-cell table:style-name="ce13"/>
          <table:table-cell table:style-name="ce15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22"/>
          <table:table-cell table:style-name="ce23" table:formula="of:=IF([.AC11]=0;&quot;-&quot;;INDEX([.$A$2:.$AA$2];[.AC11])-COUNTIF(OFFSET([.C11];0;0;1;[.AC11]-2);&quot;x&quot;)/100000)" office:value-type="float" office:value="5.74796" calcext:value-type="float">
            <text:p>5,75</text:p>
          </table:table-cell>
          <table:table-cell table:style-name="ce24" table:number-matrix-columns-spanned="1" table:number-matrix-rows-spanned="1" table:formula="of:=MAX(([.C11:.AA11]=&quot;o&quot;)*COLUMN([.C11:.AA11]))" office:value-type="float" office:value="11" calcext:value-type="float">
            <text:p>11</text:p>
          </table:table-cell>
          <table:table-cell table:style-name="ce24" table:number-matrix-columns-spanned="1" table:number-matrix-rows-spanned="1" table:formula="of:=MAX(([.$C11:.AA11]=&quot;x&quot;)*COLUMN([.$C11:.AA11]))" office:value-type="float" office:value="14" calcext:value-type="float">
            <text:p>14</text:p>
          </table:table-cell>
          <table:table-cell table:style-name="ce24" table:formula="of:=COUNTIF(OFFSET([.$A11];0;[.AC11];1;COLUMNS([.$A11:.AA11])-[.AC11]);&quot;x&quot;)" office:value-type="float" office:value="3" calcext:value-type="float">
            <text:p>3</text:p>
          </table:table-cell>
          <table:table-cell table:style-name="ce25" table:formula="of:=IF([.AB11]=&quot;-&quot;;100+ROW();[.A11]+ROW([.A11])/100)" office:value-type="float" office:value="6.11" calcext:value-type="float">
            <text:p>6,11</text:p>
          </table:table-cell>
          <table:table-cell table:number-columns-repeated="992"/>
        </table:table-row>
        <table:table-row table:style-name="ro1">
          <table:table-cell table:style-name="ce2" table:formula="of:=IF([.AB12]=&quot;-&quot;;&quot;&quot;;RANK([.AB12];perf))" office:value-type="float" office:value="8" calcext:value-type="float">
            <text:p>8</text:p>
          </table:table-cell>
          <table:table-cell table:style-name="ce5" office:value-type="string" calcext:value-type="string">
            <text:p>Sergey Kucheryanu </text:p>
          </table:table-cell>
          <table:table-cell table:style-name="ce10" office:value-type="string" calcext:value-type="string">
            <text:p>o</text:p>
          </table:table-cell>
          <table:table-cell table:style-name="ce13"/>
          <table:table-cell table:style-name="ce15"/>
          <table:table-cell table:style-name="ce16" office:value-type="string" calcext:value-type="string">
            <text:p>o</text:p>
          </table:table-cell>
          <table:table-cell table:style-name="ce19"/>
          <table:table-cell table:style-name="ce21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22"/>
          <table:table-cell table:style-name="ce23" table:formula="of:=IF([.AC12]=0;&quot;-&quot;;INDEX([.$A$2:.$AA$2];[.AC12])-COUNTIF(OFFSET([.C12];0;0;1;[.AC12]-2);&quot;x&quot;)/100000)" office:value-type="float" office:value="5.65" calcext:value-type="float">
            <text:p>5,65</text:p>
          </table:table-cell>
          <table:table-cell table:style-name="ce24" table:number-matrix-columns-spanned="1" table:number-matrix-rows-spanned="1" table:formula="of:=MAX(([.C12:.AA12]=&quot;o&quot;)*COLUMN([.C12:.AA12]))" office:value-type="float" office:value="6" calcext:value-type="float">
            <text:p>6</text:p>
          </table:table-cell>
          <table:table-cell table:style-name="ce24" table:number-matrix-columns-spanned="1" table:number-matrix-rows-spanned="1" table:formula="of:=MAX(([.$C12:.AA12]=&quot;x&quot;)*COLUMN([.$C12:.AA12]))" office:value-type="float" office:value="11" calcext:value-type="float">
            <text:p>11</text:p>
          </table:table-cell>
          <table:table-cell table:style-name="ce24" table:formula="of:=COUNTIF(OFFSET([.$A12];0;[.AC12];1;COLUMNS([.$A12:.AA12])-[.AC12]);&quot;x&quot;)" office:value-type="float" office:value="3" calcext:value-type="float">
            <text:p>3</text:p>
          </table:table-cell>
          <table:table-cell table:style-name="ce25" table:formula="of:=IF([.AB12]=&quot;-&quot;;100+ROW();[.A12]+ROW([.A12])/100)" office:value-type="float" office:value="8.12" calcext:value-type="float">
            <text:p>8,12</text:p>
          </table:table-cell>
          <table:table-cell table:number-columns-repeated="992"/>
        </table:table-row>
        <table:table-row table:style-name="ro1">
          <table:table-cell table:style-name="ce2" table:formula="of:=IF([.AB13]=&quot;-&quot;;&quot;&quot;;RANK([.AB13];perf))" office:value-type="float" office:value="7" calcext:value-type="float">
            <text:p>7</text:p>
          </table:table-cell>
          <table:table-cell table:style-name="ce5" office:value-type="string" calcext:value-type="string">
            <text:p>Jan Kudlicka 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o</text:p>
          </table:table-cell>
          <table:table-cell table:style-name="ce21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22"/>
          <table:table-cell table:style-name="ce23" table:formula="of:=IF([.AC13]=0;&quot;-&quot;;INDEX([.$A$2:.$AA$2];[.AC13])-COUNTIF(OFFSET([.C13];0;0;1;[.AC13]-2);&quot;x&quot;)/100000)" office:value-type="float" office:value="5.74795" calcext:value-type="float">
            <text:p>5,75</text:p>
          </table:table-cell>
          <table:table-cell table:style-name="ce24" table:number-matrix-columns-spanned="1" table:number-matrix-rows-spanned="1" table:formula="of:=MAX(([.C13:.AA13]=&quot;o&quot;)*COLUMN([.C13:.AA13]))" office:value-type="float" office:value="11" calcext:value-type="float">
            <text:p>11</text:p>
          </table:table-cell>
          <table:table-cell table:style-name="ce24" table:number-matrix-columns-spanned="1" table:number-matrix-rows-spanned="1" table:formula="of:=MAX(([.$C13:.AA13]=&quot;x&quot;)*COLUMN([.$C13:.AA13]))" office:value-type="float" office:value="14" calcext:value-type="float">
            <text:p>14</text:p>
          </table:table-cell>
          <table:table-cell table:style-name="ce24" table:formula="of:=COUNTIF(OFFSET([.$A13];0;[.AC13];1;COLUMNS([.$A13:.AA13])-[.AC13]);&quot;x&quot;)" office:value-type="float" office:value="3" calcext:value-type="float">
            <text:p>3</text:p>
          </table:table-cell>
          <table:table-cell table:style-name="ce25" table:formula="of:=IF([.AB13]=&quot;-&quot;;100+ROW();[.A13]+ROW([.A13])/100)" office:value-type="float" office:value="7.13" calcext:value-type="float">
            <text:p>7,13</text:p>
          </table:table-cell>
          <table:table-cell table:number-columns-repeated="992"/>
        </table:table-row>
        <table:table-row table:style-name="ro1">
          <table:table-cell table:style-name="ce2" table:formula="of:=IF([.AB14]=&quot;-&quot;;&quot;&quot;;RANK([.AB14];perf))" office:value-type="float" office:value="11" calcext:value-type="float">
            <text:p>11</text:p>
          </table:table-cell>
          <table:table-cell table:style-name="ce5" office:value-type="string" calcext:value-type="string">
            <text:p>Augusto de Oliveira 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22"/>
          <table:table-cell table:style-name="ce23" table:formula="of:=IF([.AC14]=0;&quot;-&quot;;INDEX([.$A$2:.$AA$2];[.AC14])-COUNTIF(OFFSET([.C14];0;0;1;[.AC14]-2);&quot;x&quot;)/100000)" office:value-type="float" office:value="5.64796" calcext:value-type="float">
            <text:p>5,65</text:p>
          </table:table-cell>
          <table:table-cell table:style-name="ce24" table:number-matrix-columns-spanned="1" table:number-matrix-rows-spanned="1" table:formula="of:=MAX(([.C14:.AA14]=&quot;o&quot;)*COLUMN([.C14:.AA14]))" office:value-type="float" office:value="8" calcext:value-type="float">
            <text:p>8</text:p>
          </table:table-cell>
          <table:table-cell table:style-name="ce24" table:number-matrix-columns-spanned="1" table:number-matrix-rows-spanned="1" table:formula="of:=MAX(([.$C14:.AA14]=&quot;x&quot;)*COLUMN([.$C14:.AA14]))" office:value-type="float" office:value="11" calcext:value-type="float">
            <text:p>11</text:p>
          </table:table-cell>
          <table:table-cell table:style-name="ce24" table:formula="of:=COUNTIF(OFFSET([.$A14];0;[.AC14];1;COLUMNS([.$A14:.AA14])-[.AC14]);&quot;x&quot;)" office:value-type="float" office:value="3" calcext:value-type="float">
            <text:p>3</text:p>
          </table:table-cell>
          <table:table-cell table:style-name="ce25" table:formula="of:=IF([.AB14]=&quot;-&quot;;100+ROW();[.A14]+ROW([.A14])/100)" office:value-type="float" office:value="11.14" calcext:value-type="float">
            <text:p>11,14</text:p>
          </table:table-cell>
          <table:table-cell table:number-columns-repeated="992"/>
        </table:table-row>
        <table:table-row table:style-name="ro1">
          <table:table-cell table:style-name="ce2" table:formula="of:=IF([.AB15]=&quot;-&quot;;&quot;&quot;;RANK([.AB15];perf))" office:value-type="float" office:value="3" calcext:value-type="float">
            <text:p>3</text:p>
          </table:table-cell>
          <table:table-cell table:style-name="ce5" office:value-type="string" calcext:value-type="string">
            <text:p>Björn Otto </text:p>
          </table:table-cell>
          <table:table-cell table:style-name="ce10" office:value-type="string" calcext:value-type="string">
            <text:p>o</text:p>
          </table:table-cell>
          <table:table-cell table:style-name="ce13"/>
          <table:table-cell table:style-name="ce15"/>
          <table:table-cell table:style-name="ce16" office:value-type="string" calcext:value-type="string">
            <text:p>o</text:p>
          </table:table-cell>
          <table:table-cell table:style-name="ce19"/>
          <table:table-cell table:style-name="ce21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o</text:p>
          </table:table-cell>
          <table:table-cell table:style-name="ce21"/>
          <table:table-cell table:style-name="ce16" office:value-type="string" calcext:value-type="string">
            <text:p>o</text:p>
          </table:table-cell>
          <table:table-cell table:style-name="ce19"/>
          <table:table-cell table:style-name="ce21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16"/>
          <table:table-cell table:style-name="ce19"/>
          <table:table-cell table:style-name="ce21"/>
          <table:table-cell table:style-name="ce22"/>
          <table:table-cell table:style-name="ce23" table:formula="of:=IF([.AC15]=0;&quot;-&quot;;INDEX([.$A$2:.$AA$2];[.AC15])-COUNTIF(OFFSET([.C15];0;0;1;[.AC15]-2);&quot;x&quot;)/100000)" office:value-type="float" office:value="5.81999" calcext:value-type="float">
            <text:p>5,82</text:p>
          </table:table-cell>
          <table:table-cell table:style-name="ce24" table:number-matrix-columns-spanned="1" table:number-matrix-rows-spanned="1" table:formula="of:=MAX(([.C15:.AA15]=&quot;o&quot;)*COLUMN([.C15:.AA15]))" office:value-type="float" office:value="12" calcext:value-type="float">
            <text:p>12</text:p>
          </table:table-cell>
          <table:table-cell table:style-name="ce24" table:number-matrix-columns-spanned="1" table:number-matrix-rows-spanned="1" table:formula="of:=MAX(([.$C15:.AA15]=&quot;x&quot;)*COLUMN([.$C15:.AA15]))" office:value-type="float" office:value="17" calcext:value-type="float">
            <text:p>17</text:p>
          </table:table-cell>
          <table:table-cell table:style-name="ce24" table:formula="of:=COUNTIF(OFFSET([.$A15];0;[.AC15];1;COLUMNS([.$A15:.AA15])-[.AC15]);&quot;x&quot;)" office:value-type="float" office:value="3" calcext:value-type="float">
            <text:p>3</text:p>
          </table:table-cell>
          <table:table-cell table:style-name="ce25" table:formula="of:=IF([.AB15]=&quot;-&quot;;100+ROW();[.A15]+ROW([.A15])/100)" office:value-type="float" office:value="3.15" calcext:value-type="float">
            <text:p>3,15</text:p>
          </table:table-cell>
          <table:table-cell table:number-columns-repeated="992"/>
        </table:table-row>
        <table:table-row table:style-name="ro1">
          <table:table-cell/>
          <table:table-cell table:style-name="ce6"/>
          <table:table-cell table:number-columns-repeated="3"/>
          <table:table-cell table:style-name="ce17" table:number-columns-repeated="22"/>
          <table:table-cell table:number-columns-repeated="997"/>
        </table:table-row>
        <table:table-row table:style-name="ro1" table:number-rows-repeated="2">
          <table:table-cell/>
          <table:table-cell table:style-name="ce6"/>
          <table:table-cell table:number-columns-repeated="1022"/>
        </table:table-row>
        <table:table-row table:style-name="ro1">
          <table:table-cell table:style-name="ce3" table:formula="of:=IF([.C19]=&quot;-&quot;;&quot;&quot;;RANK([.C19];[.$C$19:.$C$31]))" office:value-type="float" office:value="1" calcext:value-type="float">
            <text:p>1</text:p>
          </table:table-cell>
          <table:table-cell table:style-name="ce7" table:formula="of:=OFFSET([.B$2];MATCH(SMALL(rang;ROW([.A1]));rang;0);0)" office:value-type="string" office:string-value="Raphael Holzdeppe " calcext:value-type="string">
            <text:p>Raphael Holzdeppe </text:p>
          </table:table-cell>
          <table:table-cell table:style-name="ce11" table:formula="of:=OFFSET([.AB$2];MATCH(SMALL(rang;ROW([.B1]));rang;0);0)" office:value-type="float" office:value="5.89" calcext:value-type="float" table:number-columns-spanned="2" table:number-rows-spanned="1">
            <text:p>5,89</text:p>
          </table:table-cell>
          <table:covered-table-cell table:style-name="ce14"/>
          <table:table-cell table:number-columns-repeated="2"/>
          <table:table-cell table:style-name="ce20"/>
          <table:table-cell table:number-columns-repeated="1017"/>
        </table:table-row>
        <table:table-row table:style-name="ro1">
          <table:table-cell table:style-name="ce3" table:formula="of:=IF([.C20]=&quot;-&quot;;&quot;&quot;;RANK([.C20];[.$C$19:.$C$31]))" office:value-type="float" office:value="2" calcext:value-type="float">
            <text:p>2</text:p>
          </table:table-cell>
          <table:table-cell table:style-name="ce7" table:formula="of:=OFFSET([.B$2];MATCH(SMALL(rang;ROW([.A2]));rang;0);0)" office:value-type="string" office:string-value="Renaud Lavillenie " calcext:value-type="string">
            <text:p>Renaud Lavillenie </text:p>
          </table:table-cell>
          <table:table-cell table:style-name="ce11" table:formula="of:=OFFSET([.AB$2];MATCH(SMALL(rang;ROW([.B2]));rang;0);0)" office:value-type="float" office:value="5.88796" calcext:value-type="float" table:number-columns-spanned="2" table:number-rows-spanned="1">
            <text:p>5,89</text:p>
          </table:table-cell>
          <table:covered-table-cell table:style-name="ce14"/>
          <table:table-cell table:number-columns-repeated="1020"/>
        </table:table-row>
        <table:table-row table:style-name="ro1">
          <table:table-cell table:style-name="ce3" table:formula="of:=IF([.C21]=&quot;-&quot;;&quot;&quot;;RANK([.C21];[.$C$19:.$C$31]))" office:value-type="float" office:value="3" calcext:value-type="float">
            <text:p>3</text:p>
          </table:table-cell>
          <table:table-cell table:style-name="ce7" table:formula="of:=OFFSET([.B$2];MATCH(SMALL(rang;ROW([.A3]));rang;0);0)" office:value-type="string" office:string-value="Björn Otto " calcext:value-type="string">
            <text:p>Björn Otto </text:p>
          </table:table-cell>
          <table:table-cell table:style-name="ce11" table:formula="of:=OFFSET([.AB$2];MATCH(SMALL(rang;ROW([.B3]));rang;0);0)" office:value-type="float" office:value="5.81999" calcext:value-type="float" table:number-columns-spanned="2" table:number-rows-spanned="1">
            <text:p>5,82</text:p>
          </table:table-cell>
          <table:covered-table-cell table:style-name="ce14"/>
          <table:table-cell table:number-columns-repeated="1020"/>
        </table:table-row>
        <table:table-row table:style-name="ro1">
          <table:table-cell table:style-name="ce3" table:formula="of:=IF([.C22]=&quot;-&quot;;&quot;&quot;;RANK([.C22];[.$C$19:.$C$31]))" office:value-type="float" office:value="4" calcext:value-type="float">
            <text:p>4</text:p>
          </table:table-cell>
          <table:table-cell table:style-name="ce7" table:formula="of:=OFFSET([.B$2];MATCH(SMALL(rang;ROW([.A4]));rang;0);0)" office:value-type="string" office:string-value="Brad Walker " calcext:value-type="string">
            <text:p>Brad Walker </text:p>
          </table:table-cell>
          <table:table-cell table:style-name="ce11" table:formula="of:=OFFSET([.AB$2];MATCH(SMALL(rang;ROW([.B4]));rang;0);0)" office:value-type="float" office:value="5.81998" calcext:value-type="float" table:number-columns-spanned="2" table:number-rows-spanned="1">
            <text:p>5,82</text:p>
          </table:table-cell>
          <table:covered-table-cell table:style-name="ce14"/>
          <table:table-cell table:number-columns-repeated="1020"/>
        </table:table-row>
        <table:table-row table:style-name="ro1">
          <table:table-cell table:style-name="ce3" table:formula="of:=IF([.C23]=&quot;-&quot;;&quot;&quot;;RANK([.C23];[.$C$19:.$C$31]))" office:value-type="float" office:value="5" calcext:value-type="float">
            <text:p>5</text:p>
          </table:table-cell>
          <table:table-cell table:style-name="ce7" table:formula="of:=OFFSET([.B$2];MATCH(SMALL(rang;ROW([.A5]));rang;0);0)" office:value-type="string" office:string-value="Malte Mohr " calcext:value-type="string">
            <text:p>Malte Mohr </text:p>
          </table:table-cell>
          <table:table-cell table:style-name="ce11" table:formula="of:=OFFSET([.AB$2];MATCH(SMALL(rang;ROW([.B5]));rang;0);0)" office:value-type="float" office:value="5.81797" calcext:value-type="float" table:number-columns-spanned="2" table:number-rows-spanned="1">
            <text:p>5,82</text:p>
          </table:table-cell>
          <table:covered-table-cell table:style-name="ce14"/>
          <table:table-cell table:number-columns-repeated="1020"/>
        </table:table-row>
        <table:table-row table:style-name="ro1">
          <table:table-cell table:style-name="ce3" table:formula="of:=IF([.C24]=&quot;-&quot;;&quot;&quot;;RANK([.C24];[.$C$19:.$C$31]))" office:value-type="float" office:value="6" calcext:value-type="float">
            <text:p>6</text:p>
          </table:table-cell>
          <table:table-cell table:style-name="ce7" table:formula="of:=OFFSET([.B$2];MATCH(SMALL(rang;ROW([.A6]));rang;0);0)" office:value-type="string" office:string-value="Seito Yamamoto " calcext:value-type="string">
            <text:p>Seito Yamamoto </text:p>
          </table:table-cell>
          <table:table-cell table:style-name="ce11" table:formula="of:=OFFSET([.AB$2];MATCH(SMALL(rang;ROW([.B6]));rang;0);0)" office:value-type="float" office:value="5.74796" calcext:value-type="float" table:number-columns-spanned="2" table:number-rows-spanned="1">
            <text:p>5,75</text:p>
          </table:table-cell>
          <table:covered-table-cell table:style-name="ce14"/>
          <table:table-cell table:number-columns-repeated="1020"/>
        </table:table-row>
        <table:table-row table:style-name="ro1">
          <table:table-cell table:style-name="ce3" table:formula="of:=IF([.C25]=&quot;-&quot;;&quot;&quot;;RANK([.C25];[.$C$19:.$C$31]))" office:value-type="float" office:value="7" calcext:value-type="float">
            <text:p>7</text:p>
          </table:table-cell>
          <table:table-cell table:style-name="ce7" table:formula="of:=OFFSET([.B$2];MATCH(SMALL(rang;ROW([.A7]));rang;0);0)" office:value-type="string" office:string-value="Jan Kudlicka " calcext:value-type="string">
            <text:p>Jan Kudlicka </text:p>
          </table:table-cell>
          <table:table-cell table:style-name="ce11" table:formula="of:=OFFSET([.AB$2];MATCH(SMALL(rang;ROW([.B7]));rang;0);0)" office:value-type="float" office:value="5.74795" calcext:value-type="float" table:number-columns-spanned="2" table:number-rows-spanned="1">
            <text:p>5,75</text:p>
          </table:table-cell>
          <table:covered-table-cell table:style-name="ce14"/>
          <table:table-cell table:number-columns-repeated="1020"/>
        </table:table-row>
        <table:table-row table:style-name="ro1">
          <table:table-cell table:style-name="ce3" table:formula="of:=IF([.C26]=&quot;-&quot;;&quot;&quot;;RANK([.C26];[.$C$19:.$C$31]))" office:value-type="float" office:value="8" calcext:value-type="float">
            <text:p>8</text:p>
          </table:table-cell>
          <table:table-cell table:style-name="ce7" table:formula="of:=OFFSET([.B$2];MATCH(SMALL(rang;ROW([.A8]));rang;0);0)" office:value-type="string" office:string-value="Sergey Kucheryanu " calcext:value-type="string">
            <text:p>Sergey Kucheryanu </text:p>
          </table:table-cell>
          <table:table-cell table:style-name="ce11" table:formula="of:=OFFSET([.AB$2];MATCH(SMALL(rang;ROW([.B8]));rang;0);0)" office:value-type="float" office:value="5.65" calcext:value-type="float" table:number-columns-spanned="2" table:number-rows-spanned="1">
            <text:p>5,65</text:p>
          </table:table-cell>
          <table:covered-table-cell table:style-name="ce14"/>
          <table:table-cell table:number-columns-repeated="1020"/>
        </table:table-row>
        <table:table-row table:style-name="ro1">
          <table:table-cell table:style-name="ce3" table:formula="of:=IF([.C27]=&quot;-&quot;;&quot;&quot;;RANK([.C27];[.$C$19:.$C$31]))" office:value-type="float" office:value="9" calcext:value-type="float">
            <text:p>9</text:p>
          </table:table-cell>
          <table:table-cell table:style-name="ce7" table:formula="of:=OFFSET([.B$2];MATCH(SMALL(rang;ROW([.A9]));rang;0);0)" office:value-type="string" office:string-value="Alhaji Jeng " calcext:value-type="string">
            <text:p>Alhaji Jeng </text:p>
          </table:table-cell>
          <table:table-cell table:style-name="ce11" table:formula="of:=OFFSET([.AB$2];MATCH(SMALL(rang;ROW([.B9]));rang;0);0)" office:value-type="float" office:value="5.64999" calcext:value-type="float" table:number-columns-spanned="2" table:number-rows-spanned="1">
            <text:p>5,65</text:p>
          </table:table-cell>
          <table:covered-table-cell table:style-name="ce14"/>
          <table:table-cell table:number-columns-repeated="1020"/>
        </table:table-row>
        <table:table-row table:style-name="ro1">
          <table:table-cell table:style-name="ce3" table:formula="of:=IF([.C28]=&quot;-&quot;;&quot;&quot;;RANK([.C28];[.$C$19:.$C$31]))" office:value-type="float" office:value="10" calcext:value-type="float">
            <text:p>10</text:p>
          </table:table-cell>
          <table:table-cell table:style-name="ce7" table:formula="of:=OFFSET([.B$2];MATCH(SMALL(rang;ROW([.A10]));rang;0);0)" office:value-type="string" office:string-value="Konstadínos Filippídis " calcext:value-type="string">
            <text:p>Konstadínos Filippídis </text:p>
          </table:table-cell>
          <table:table-cell table:style-name="ce11" table:formula="of:=OFFSET([.AB$2];MATCH(SMALL(rang;ROW([.B10]));rang;0);0)" office:value-type="float" office:value="5.64899" calcext:value-type="float" table:number-columns-spanned="2" table:number-rows-spanned="1">
            <text:p>5,65</text:p>
          </table:table-cell>
          <table:covered-table-cell table:style-name="ce14"/>
          <table:table-cell table:number-columns-repeated="1020"/>
        </table:table-row>
        <table:table-row table:style-name="ro1">
          <table:table-cell table:style-name="ce3" table:formula="of:=IF([.C29]=&quot;-&quot;;&quot;&quot;;RANK([.C29];[.$C$19:.$C$31]))" office:value-type="float" office:value="11" calcext:value-type="float">
            <text:p>11</text:p>
          </table:table-cell>
          <table:table-cell table:style-name="ce7" table:formula="of:=OFFSET([.B$2];MATCH(SMALL(rang;ROW([.A11]));rang;0);0)" office:value-type="string" office:string-value="Augusto de Oliveira " calcext:value-type="string">
            <text:p>Augusto de Oliveira </text:p>
          </table:table-cell>
          <table:table-cell table:style-name="ce11" table:formula="of:=OFFSET([.AB$2];MATCH(SMALL(rang;ROW([.B11]));rang;0);0)" office:value-type="float" office:value="5.64796" calcext:value-type="float" table:number-columns-spanned="2" table:number-rows-spanned="1">
            <text:p>5,65</text:p>
          </table:table-cell>
          <table:covered-table-cell table:style-name="ce14"/>
          <table:table-cell table:number-columns-repeated="1020"/>
        </table:table-row>
        <table:table-row table:style-name="ro1">
          <table:table-cell table:style-name="ce3" table:formula="of:=IF([.C30]=&quot;-&quot;;&quot;&quot;;RANK([.C30];[.$C$19:.$C$31]))" office:value-type="float" office:value="12" calcext:value-type="float">
            <text:p>12</text:p>
          </table:table-cell>
          <table:table-cell table:style-name="ce7" table:formula="of:=OFFSET([.B$2];MATCH(SMALL(rang;ROW([.A12]));rang;0);0)" office:value-type="string" office:string-value="Changrui Xue " calcext:value-type="string">
            <text:p>Changrui Xue </text:p>
          </table:table-cell>
          <table:table-cell table:style-name="ce11" table:formula="of:=OFFSET([.AB$2];MATCH(SMALL(rang;ROW([.B12]));rang;0);0)" office:value-type="float" office:value="5.49899" calcext:value-type="float" table:number-columns-spanned="2" table:number-rows-spanned="1">
            <text:p>5,50</text:p>
          </table:table-cell>
          <table:covered-table-cell table:style-name="ce14"/>
          <table:table-cell table:number-columns-repeated="1020"/>
        </table:table-row>
        <table:table-row table:style-name="ro1">
          <table:table-cell table:style-name="ce3" table:formula="of:=IF([.C31]=&quot;-&quot;;&quot;&quot;;RANK([.C31];[.$C$19:.$C$31]))">
            <text:p/>
          </table:table-cell>
          <table:table-cell table:style-name="ce7" table:formula="of:=OFFSET([.B$2];MATCH(SMALL(rang;ROW([.A13]));rang;0);0)" office:value-type="string" office:string-value="Valentin Lavillenie " calcext:value-type="string">
            <text:p>Valentin Lavillenie </text:p>
          </table:table-cell>
          <table:table-cell table:style-name="ce11" table:formula="of:=OFFSET([.AB$2];MATCH(SMALL(rang;ROW([.B13]));rang;0);0)" office:value-type="string" office:string-value="-" calcext:value-type="string" table:number-columns-spanned="2" table:number-rows-spanned="1">
            <text:p>-</text:p>
          </table:table-cell>
          <table:covered-table-cell table:style-name="ce14"/>
          <table:table-cell table:number-columns-repeated="1020"/>
        </table:table-row>
        <table:table-row table:style-name="ro1" table:number-rows-repeated="2">
          <table:table-cell table:style-name="ce3"/>
          <table:table-cell table:style-name="ce7"/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auts_hauteur.F3:Sauts_hauteur.AA16">
            <calcext:condition calcext:apply-style-name="gris" calcext:value="formula-is(AND(COLUMN([.F3])&gt;[.$AD3];[.$AE3]=3))" calcext:base-cell-address="Sauts_hauteur.F3"/>
          </calcext:conditional-format>
          <calcext:conditional-format calcext:target-range-address="Sauts_hauteur.C19:Sauts_hauteur.D31">
            <calcext:condition calcext:apply-style-name="gris" calcext:value="formula-is(INDEX([.$AE$3:.$AE$16];MATCH([.B19];[.$B$3:.$B$16];0))=3)" calcext:base-cell-address="Sauts_hauteur.C19"/>
          </calcext:conditional-format>
          <calcext:conditional-format calcext:target-range-address="Sauts_hauteur.D3:Sauts_hauteur.D15 Sauts_hauteur.G3:Sauts_hauteur.G15 Sauts_hauteur.J3:Sauts_hauteur.J15 Sauts_hauteur.M3:Sauts_hauteur.M15 Sauts_hauteur.P3:Sauts_hauteur.P15 Sauts_hauteur.S3:Sauts_hauteur.S15 Sauts_hauteur.V3:Sauts_hauteur.V15 Sauts_hauteur.Y3:Sauts_hauteur.Y15">
            <calcext:condition calcext:apply-style-name="grisclair" calcext:value="formula-is([.C3]&lt;&gt;&quot;x&quot;)" calcext:base-cell-address="Sauts_hauteur.D3"/>
          </calcext:conditional-format>
          <calcext:conditional-format calcext:target-range-address="Sauts_hauteur.E3:Sauts_hauteur.E15 Sauts_hauteur.H3:Sauts_hauteur.H15 Sauts_hauteur.K3:Sauts_hauteur.K15 Sauts_hauteur.N3:Sauts_hauteur.N15 Sauts_hauteur.Q3:Sauts_hauteur.Q15 Sauts_hauteur.T3:Sauts_hauteur.T15 Sauts_hauteur.W3:Sauts_hauteur.W15 Sauts_hauteur.Z3:Sauts_hauteur.Z15">
            <calcext:condition calcext:apply-style-name="grisclair" calcext:value="formula-is([.D3]&lt;&gt;&quot;x&quot;)" calcext:base-cell-address="Sauts_hauteur.E3"/>
          </calcext:conditional-format>
        </calcext:conditional-formats>
      </table:table>
      <table:named-expressions>
        <table:named-range table:name="perf" table:base-cell-address="$Sauts_hauteur.$AF$3" table:cell-range-address="$Sauts_hauteur.$AB$3:.$AB$16"/>
        <table:named-range table:name="rang" table:base-cell-address="$Sauts_hauteur.$AI$3" table:cell-range-address="$Sauts_hauteur.$AF$3:.$AF$16"/>
      </table:named-expressions>
      <table:database-ranges>
        <table:database-range table:name="__Anonymous_Sheet_DB__0" table:target-range-address="Sauts_hauteur.B3:Sauts_hauteur.AE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s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2P2" style:volatile="true">
      <number:text>-</number:text>
      <number:number number:decimal-places="0" loext:min-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3P2" style:volatile="true">
      <number:text>-</number:text>
      <number:number number:decimal-places="0" loext:min-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10" loext:min-decimal-places="10" number:min-integer-digits="1"/>
    </number:number-style>
    <number:currency-style style:name="N134P0" style:volatile="true">
      <number:currency-symbol number:language="fr" number:country="CH">sFr.</number:currency-symbol>
      <number:text> </number:text>
      <number:number number:decimal-places="0" loext:min-decimal-places="0" number:min-integer-digits="1" number:grouping="true"/>
    </number:currency-style>
    <number:currency-style style:name="N134">
      <number:currency-symbol number:language="fr" number:country="CH">sFr.</number:currency-symbol>
      <number:text> -</number:text>
      <number:number number:decimal-places="0" loext:min-decimal-places="0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35"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6P0" style:volatile="true">
      <number:currency-symbol number:language="fr" number:country="CH">sFr.</number:currency-symbol>
      <number:text> </number:text>
      <number:number number:decimal-places="0" loext:min-decimal-places="0" number:min-integer-digits="1" number:grouping="true"/>
    </number:currency-style>
    <number:currency-style style:name="N136">
      <style:text-properties fo:color="#ff0000"/>
      <number:currency-symbol number:language="fr" number:country="CH">sFr.</number:currency-symbol>
      <number:text> -</number:text>
      <number:number number:decimal-places="0" loext:min-decimal-places="0" number:min-integer-digits="1" number:grouping="true"/>
      <style:map style:condition="value()&gt;=0" style:apply-style-name="N136P0"/>
    </number:currency-style>
    <number:currency-style style:name="N137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37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37P0"/>
    </number:currency-style>
    <number:currency-style style:name="N138P0" style:volatile="true">
      <number:currency-symbol number:language="fr" number:country="CH">sFr.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38">
      <style:text-properties fo:color="#ff0000"/>
      <number:currency-symbol number:language="fr" number:country="CH">sFr.</number:currency-symbol>
      <number:text> -</number:text>
      <number:number number:decimal-places="2" loext:min-decimal-places="0" number:min-integer-digits="1" number:decimal-replacement="--" number:grouping="true"/>
      <style:map style:condition="value()&gt;=0" style:apply-style-name="N138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isie" style:family="table-cell" style:parent-style-name="Default">
      <style:table-cell-properties style:cell-protect="none" style:print-content="true"/>
    </style:style>
    <style:style style:name="gris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loext:vertical-justify="auto"/>
      <style:paragraph-properties fo:text-align="center" css3t:text-justify="auto" fo:margin-left="0mm"/>
      <style:text-properties style:font-name="Verdana" fo:font-family="Verdana" style:font-family-generic="swiss" style:font-pitch="variable"/>
    </style:style>
    <style:style style:name="grisclair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50:26.602000000</meta:creation-date>
    <meta:editing-cycles>0</meta:editing-cycles>
    <meta:editing-duration>P0D</meta:editing-duration>
    <meta:document-statistic meta:table-count="1" meta:cell-count="283" meta:object-count="0"/>
    <meta:generator>LibreOffice/6.0.1.1$Windows_x86 LibreOffice_project/60bfb1526849283ce2491346ed2aa51c465abfe6</meta:generator>
  </office:meta>
</office:document-meta>
</file>